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middl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ff0000" fo:text-shadow="1pt 1pt" style:text-underline-style="none" fo:font-weight="bold" style:font-weight-asian="bold" style:font-weight-complex="bold"/>
    </style:style>
    <style:style style:name="ce23" style:family="table-cell" style:parent-style-name="Default" style:data-style-name="N117"/>
    <style:style style:name="ce24" style:family="table-cell" style:parent-style-name="Default" style:data-style-name="N117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17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26" style:family="table-cell" style:parent-style-name="Default" style:data-style-name="N117">
      <style:map style:condition="is-true-formula([.E4] &gt; (TODAY() -7))" style:apply-style-name="Good" style:base-cell-address="Tabelle1.E4"/>
      <style:map style:condition="is-true-formula([.E4] &gt; (TODAY() - 14))" style:apply-style-name="Neutral" style:base-cell-address="Tabelle1.E4"/>
      <style:map style:condition="is-true-formula(1)" style:apply-style-name="Bad" style:base-cell-address="Tabelle1.E4"/>
    </style:style>
    <style:style style:name="ce27" style:family="table-cell" style:parent-style-name="Default" style:data-style-name="N117"/>
    <style:style style:name="ce28" style:family="table-cell" style:parent-style-name="Default" style:data-style-name="N117"/>
    <style:style style:name="ce29" style:family="table-cell" style:parent-style-name="Default" style:data-style-name="N37"/>
    <style:style style:name="ce3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Default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ll eine Liste werden mit allen Prüfungsrelevanten Themen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13" office:value-type="string" calcext:value-type="string">
            <text:p>Notizen / Einzelheiten</text:p>
          </table:table-cell>
          <table:table-cell table:style-name="ce24" office:value-type="string" calcext:value-type="string">
            <text:p>Bearbeitet</text:p>
          </table:table-cell>
          <table:table-cell table:style-name="ce24" office:value-type="string" calcext:value-type="string">
            <text:p>Prüfung am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7">
            <text:p>Deutsch</text:p>
          </table:table-cell>
          <table:table-cell office:value-type="string" calcext:value-type="string" table:number-columns-spanned="1" table:number-rows-spanned="7">
            <text:p>Werbeanalyse</text:p>
          </table:table-cell>
          <table:table-cell office:value-type="string" calcext:value-type="string">
            <text:p>Einleitung</text:p>
          </table:table-cell>
          <table:table-cell office:value-type="string" calcext:value-type="string">
            <text:p>Infos zu Text, Quelle, und Produkt</text:p>
          </table:table-cell>
          <table:table-cell table:style-name="ce25" office:value-type="date" office:date-value="2024-03-25" calcext:value-type="date">
            <text:p>25. Mär</text:p>
          </table:table-cell>
          <table:table-cell table:style-name="ce27" office:value-type="date" office:date-value="2024-03-31" calcext:value-type="date">
            <text:p>31. Mär</text:p>
          </table:table-cell>
          <table:table-cell table:style-name="ce29"/>
          <table:table-cell table:style-name="ce30"/>
        </table:table-row>
        <table:table-row table:style-name="ro2">
          <table:covered-table-cell table:number-columns-repeated="2"/>
          <table:table-cell office:value-type="string" calcext:value-type="string">
            <text:p>Zielgruppe darstellen</text:p>
          </table:table-cell>
          <table:table-cell office:value-type="string" calcext:value-type="string">
            <text:p>An Wen / welche Zwecke könnte das Produkt gerichtet sein?</text:p>
          </table:table-cell>
          <table:table-cell table:style-name="ce25" office:value-type="date" office:date-value="2024-03-18" calcext:value-type="date">
            <text:p>18. Mär</text:p>
          </table:table-cell>
          <table:table-cell table:style-name="ce27" office:value-type="date" office:date-value="2024-04-01" calcext:value-type="date">
            <text:p>01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Bild- und Textbeschreibung</text:p>
          </table:table-cell>
          <table:table-cell office:value-type="string" calcext:value-type="string">
            <text:p>Nur Aussehen beschreiben, keine Analyse o Ä.!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2" calcext:value-type="date">
            <text:p>02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6" office:value-type="string" calcext:value-type="string">
            <text:p>Analyse Text-Bild Korrespondenz</text:p>
          </table:table-cell>
          <table:table-cell office:value-type="string" calcext:value-type="string">
            <text:p>AIDA Formel, Ablauf der Werbung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3" calcext:value-type="date">
            <text:p>03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Werbebotschaft darstellen</text:p>
          </table:table-cell>
          <table:table-cell office:value-type="string" calcext:value-type="string">
            <text:p>Basically den Copy in eigenen Worten zusammenfass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4" calcext:value-type="date">
            <text:p>04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Sprachliche Analyse</text:p>
          </table:table-cell>
          <table:table-cell office:value-type="string" calcext:value-type="string">
            <text:p>Sprachliche Mittel auflisten und deut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5" calcext:value-type="date">
            <text:p>05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6" office:value-type="string" calcext:value-type="string">
            <text:p>Anzeige Bewerten</text:p>
          </table:table-cell>
          <table:table-cell office:value-type="string" calcext:value-type="string">
            <text:p>Eigene Meinung: was ist gelungen, was nicht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6" calcext:value-type="date">
            <text:p>06. Ap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7" calcext:value-type="date">
            <text:p>07. Apr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3">
            <text:p>Englisch</text:p>
          </table:table-cell>
          <table:table-cell office:value-type="string" calcext:value-type="string" table:number-columns-spanned="1" table:number-rows-spanned="2">
            <text:p>Englisch</text:p>
          </table:table-cell>
          <table:table-cell office:value-type="string" calcext:value-type="string">
            <text:p>Hörverstehen</text:p>
          </table:table-cell>
          <table:table-cell office:value-type="string" calcext:value-type="string">
            <text:p>Hello i’m from Michealsoft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8" calcext:value-type="date">
            <text:p>08. Apr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Leseversteh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09" calcext:value-type="date">
            <text:p>09. Apr</text:p>
          </table:table-cell>
          <table:table-cell table:number-columns-repeated="2"/>
        </table:table-row>
        <table:table-row table:style-name="ro2">
          <table:covered-table-cell/>
          <table:table-cell table:number-columns-repeated="2" office:value-type="string" calcext:value-type="string">
            <text:p>???</text:p>
          </table:table-cell>
          <table:table-cell table:style-name="ce14" office:value-type="string" calcext:value-type="string">
            <text:p>Kommt noch irgendein Thema?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10" calcext:value-type="date">
            <text:p>10. Ap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11" calcext:value-type="date">
            <text:p>11. Apr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21">
            <text:p>Mathe</text:p>
          </table:table-cell>
          <table:table-cell office:value-type="string" calcext:value-type="string" table:number-columns-spanned="1" table:number-rows-spanned="9">
            <text:p>Vektoren</text:p>
          </table:table-cell>
          <table:table-cell office:value-type="string" calcext:value-type="string">
            <text:p>Grundrechenarten</text:p>
          </table:table-cell>
          <table:table-cell office:value-type="string" calcext:value-type="string">
            <text:p>addieren, subtrahieren, aber bitte nicht multiplizier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12" calcext:value-type="date">
            <text:p>12. Apr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Kreuzprodukt / Normalenvektor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13" calcext:value-type="date">
            <text:p>13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Skalarprodukt / Winkel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14" calcext:value-type="date">
            <text:p>14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Lage im Raum</text:p>
          </table:table-cell>
          <table:table-cell office:value-type="string" calcext:value-type="string">
            <text:p>Identisch, parallel, windschief, usw.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04-15" calcext:value-type="date">
            <text:p>15. Ap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Abstände</text:p>
          </table:table-cell>
          <table:table-cell office:value-type="string" calcext:value-type="string">
            <text:p>Punkt-Gerade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 calcext:value-type="string">
            <text:p>Punkt-Ebene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 calcext:value-type="string">
            <text:p>Gerade-Ebene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 calcext:value-type="string">
            <text:p>Gerade-Gerade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Lotfußpunktverfahr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Wahrscheinlichkeiten</text:p>
          </table:table-cell>
          <table:table-cell office:value-type="string" calcext:value-type="string" table:number-columns-spanned="1" table:number-rows-spanned="2">
            <text:p>Markov Ketten</text:p>
          </table:table-cell>
          <table:table-cell office:value-type="string" calcext:value-type="string">
            <text:p>Zustandsvektor berechn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 calcext:value-type="string">
            <text:p>Fixvektor berechn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Bernoulli Experimente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Binomale Summenverteilung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Kurvendiskussion</text:p>
          </table:table-cell>
          <table:table-cell table:style-name="ce3" office:value-type="string" calcext:value-type="string" table:number-columns-spanned="1" table:number-rows-spanned="3">
            <text:p>Punkte</text:p>
          </table:table-cell>
          <table:table-cell table:style-name="ce20" office:value-type="string" calcext:value-type="string">
            <text:p>Nullstell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covered-table-cell table:style-name="ce6"/>
          <table:table-cell table:style-name="ce21" office:value-type="string" calcext:value-type="string">
            <text:p>Hoch/Tiefpunkte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covered-table-cell table:style-name="ce6"/>
          <table:table-cell table:style-name="ce20" office:value-type="string" calcext:value-type="string">
            <text:p>Wendepunkte/Sattelpunkte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6" office:value-type="string" calcext:value-type="string">
            <text:p>Ableiten / Aufleit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table:style-name="ce6" office:value-type="string" calcext:value-type="string">
            <text:p>Integrale</text:p>
          </table:table-cell>
          <table:table-cell office:value-type="string" calcext:value-type="string">
            <text:p>Flächenberechnung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Wichtige Verfahren</text:p>
          </table:table-cell>
          <table:table-cell table:style-name="ce6" office:value-type="string" calcext:value-type="string">
            <text:p>2 Minuten Verfahren (Gaus)</text:p>
          </table:table-cell>
          <table:table-cell office:value-type="string" calcext:value-type="string">
            <text:p>wie man jede Art von Matrix löst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6" office:value-type="string" calcext:value-type="string">
            <text:p>PQ-Formel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7"/>
          <table:table-cell table:style-name="ce6" office:value-type="string" calcext:value-type="string">
            <text:p>Polynomdivisio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5">
            <text:p>SW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Formulare, echo, Bedingungen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UML ( Diagramme )</text:p>
          </table:table-cell>
          <table:table-cell office:value-type="string" calcext:value-type="string">
            <text:p>Use-Case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Sequenz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6" office:value-type="string" calcext:value-type="string">
            <text:p>Aktivitäts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Klassendiagramm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16">
            <text:p>Datenbanken</text:p>
          </table:table-cell>
          <table:table-cell office:value-type="string" calcext:value-type="string" table:number-columns-spanned="1" table:number-rows-spanned="7">
            <text:p>SQL</text:p>
          </table:table-cell>
          <table:table-cell office:value-type="string" calcext:value-type="string">
            <text:p>Subqueries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Joins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Constraints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Einträge verwalt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Tabellen Verwalt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Group Statements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Sequenz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Normalisierung</text:p>
          </table:table-cell>
          <table:table-cell office:value-type="string" calcext:value-type="string">
            <text:p>Normalform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Anomali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ER-Modelle</text:p>
          </table:table-cell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Datenmodell</text:p>
          </table:table-cell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number-columns-repeated="2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 table:number-columns-spanned="1" table:number-rows-spanned="3">
            <text:p>Grundkonfiguration</text:p>
          </table:table-cell>
          <table:table-cell table:style-name="ce17" office:value-type="string" calcext:value-type="string">
            <text:p>Allgemeine Befehle</text:p>
          </table:table-cell>
          <table:table-cell office:value-type="string" calcext:value-type="string">
            <text:p>Logins, line, no shutdown, domain-lookup, hostname, CONFIGS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Ahhhh… <text:s text:c="2"/>Der Rauter!</text:p>
          </table:table-cell>
          <table:table-cell office:value-type="string" calcext:value-type="string">
            <text:p>usw.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table:style-name="ce17" office:value-type="string" calcext:value-type="string">
            <text:p>Switch</text:p>
          </table:table-cell>
          <table:table-cell office:value-type="string" calcext:value-type="string">
            <text:p>interfaces, portmodes, port-security, usw.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Routing</text:p>
          </table:table-cell>
          <table:table-cell table:style-name="ce6" office:value-type="string" calcext:value-type="string">
            <text:p>VLAN</text:p>
          </table:table-cell>
          <table:table-cell table:style-name="ce22" office:value-type="string" calcext:value-type="string">
            <text:p>VLAN 10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Static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style-name="ce17" office:value-type="string" calcext:value-type="string">
            <text:p>DHCP / Router am Stock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OSPF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RIP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STP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style-name="ce6"/>
          <table:table-cell office:value-type="string" calcext:value-type="string" table:number-columns-spanned="1" table:number-rows-spanned="3">
            <text:p>Access Listen</text:p>
          </table:table-cell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number-columns-repeated="2" table:style-name="ce6"/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style-name="ce6"/>
          <table:covered-table-cell/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style-name="ce6"/>
          <table:table-cell office:value-type="string" calcext:value-type="string">
            <text:p>NAT</text:p>
          </table:table-cell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style-name="ce6"/>
          <table:table-cell table:style-name="ce6"/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style-name="ce6"/>
          <table:table-cell table:style-name="ce8" office:value-type="string" calcext:value-type="string">
            <text:p>VPN (Kommt vl noch)</text:p>
          </table:table-cell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 table:style-name="ce6"/>
          <table:table-cell table:style-name="ce6"/>
          <table:table-cell table:style-name="ce17"/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17">
            <text:p>BSN</text:p>
          </table:table-cell>
          <table:table-cell office:value-type="string" calcext:value-type="string">
            <text:p>Allgemein</text:p>
          </table:table-cell>
          <table:table-cell table:style-name="ce6" office:value-type="string" calcext:value-type="string">
            <text:p>OSI / TCP IP Modell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Speicherberechnung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IPV6</text:p>
          </table:table-cell>
          <table:table-cell table:style-name="ce6" office:value-type="string" calcext:value-type="string">
            <text:p>Subnetting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table:style-name="ce6"/>
          <table:table-cell table:style-name="ce6" office:value-type="string" calcext:value-type="string">
            <text:p>Ausbau/Schreibweise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table:style-name="ce6"/>
          <table:table-cell table:style-name="ce6" office:value-type="string" calcext:value-type="string">
            <text:p>Routing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table:style-name="ce6"/>
          <table:table-cell table:style-name="ce6" office:value-type="string" calcext:value-type="string">
            <text:p>Adressvergabe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Protokoll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broadcast sturm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OSPF</text:p>
          </table:table-cell>
          <table:table-cell office:value-type="string" calcext:value-type="string">
            <text:p>dijkstra algorithmus</text:p>
          </table:table-cell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NDP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SGVO/TOM</text:p>
          </table:table-cell>
          <table:table-cell table:style-name="ce6" office:value-type="string" calcext:value-type="string">
            <text:p>Datenschutz/Datensicherheit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§64 BDSG-neu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Kryptographie</text:p>
          </table:table-cell>
          <table:table-cell office:value-type="string" calcext:value-type="string">
            <text:p>Bruteforce berechn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RSA Verfahren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Symetrisch / Asymetrisch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ADFGVX, Playfair, CBC</text:p>
          </table:table-cell>
          <table:table-cell/>
          <table:table-cell table:style-name="ce25" office:value-type="date" office:date-value="2024-01-01" calcext:value-type="date">
            <text:p>01. Jan</text:p>
          </table:table-cell>
          <table:table-cell table:style-name="ce27" office:value-type="date" office:date-value="2024-12-31" calcext:value-type="date">
            <text:p>31. Dez</text:p>
          </table:table-cell>
          <table:table-cell table:number-columns-repeated="2"/>
        </table:table-row>
        <table:table-row table:style-name="ro2" table:number-rows-repeated="905">
          <table:table-cell table:number-columns-repeated="4"/>
          <table:table-cell table:style-name="ce26"/>
          <table:table-cell table:style-name="ce28"/>
          <table:table-cell table:number-columns-repeated="2"/>
        </table:table-row>
        <table:table-row table:style-name="ro2" table:number-rows-repeated="1047576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Tabelle1.E4:Tabelle1.E999">
            <calcext:condition calcext:apply-style-name="Good" calcext:value="formula-is([.E4] &gt; (TODAY() -7))" calcext:base-cell-address="Tabelle1.E4"/>
            <calcext:condition calcext:apply-style-name="Neutral" calcext:value="formula-is([.E4] &gt; (TODAY() - 14))" calcext:base-cell-address="Tabelle1.E4"/>
            <calcext:condition calcext:apply-style-name="Bad" calcext:value="formula-is(1)" calcext:base-cell-address="Tabelle1.E4"/>
          </calcext:conditional-format>
          <calcext:conditional-format calcext:target-range-address="Tabelle1.F4:Tabelle1.F999">
            <calcext:condition calcext:apply-style-name="Footnote" calcext:value="formula-is([.F4] &lt; TODAY())" calcext:base-cell-address="Tabelle1.F4"/>
            <calcext:condition calcext:apply-style-name="Error" calcext:value="formula-is([.F4] &lt; (TODAY() + 2))" calcext:base-cell-address="Tabelle1.F4"/>
            <calcext:condition calcext:apply-style-name="Bad" calcext:value="formula-is([.F4] &lt; (TODAY() + 5))" calcext:base-cell-address="Tabelle1.F4"/>
            <calcext:condition calcext:apply-style-name="Neutral" calcext:value="formula-is([.F4] &lt; (TODAY() + 12))" calcext:base-cell-address="Tabelle1.F4"/>
            <calcext:condition calcext:apply-style-name="Good" calcext:value="formula-is(1)" calcext:base-cell-address="Tabelle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date-style style:name="N115">
      <number:day/>
      <number:text>. </number:text>
      <number:month number:style="long" number:textual="true"/>
    </number:date-style>
    <number:date-style style:name="N116">
      <number:day/>
      <number:text>. </number:text>
      <number:month number:textual="true"/>
    </number:date-style>
    <number:date-style style:name="N117">
      <number:day number:style="long"/>
      <number:text>.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.00.0000</text:date>, <text:time style:data-style-name="N2" text:time-value="20:30:30.28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3-30T13:47:44.032000000</dc:date>
    <meta:editing-duration>P9DT3H22M</meta:editing-duration>
    <meta:editing-cycles>18</meta:editing-cycles>
    <meta:generator>LibreOffice/7.6.2.1$Windows_X86_64 LibreOffice_project/56f7684011345957bbf33a7ee678afaf4d2ba333</meta:generator>
    <meta:document-statistic meta:table-count="1" meta:cell-count="314" meta:object-count="0"/>
  </office:meta>
</office:document-meta>
</file>